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4.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205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0.392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6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6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39cm" fo:break-before="auto" style:use-optimal-row-height="false"/>
    </style:style>
    <style:style style:name="ro7" style:family="table-row">
      <style:table-row-properties style:row-height="0.245cm" fo:break-before="auto" style:use-optimal-row-height="false"/>
    </style:style>
    <style:style style:name="ro8" style:family="table-row">
      <style:table-row-properties style:row-height="0.443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text-style style:name="N100">
      <number:text-content/>
    </number:text-style>
    <style:style style:name="ce1" style:family="table-cell" style:parent-style-name="Excel_20_Built-in_20_Normal">
      <style:table-cell-properties fo:background-color="#3982b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Excel_20_Built-in_20_Normal">
      <style:table-cell-properties fo:background-color="#65a6d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Excel_20_Built-in_20_Normal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Excel_20_Built-in_20_Normal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68add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Excel_20_Built-in_20_Normal">
      <style:table-cell-properties fo:background-color="#eeeee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" style:family="table-cell" style:parent-style-name="Excel_20_Built-in_20_Normal">
      <style:table-cell-properties fo:background-color="#eeeee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Excel_20_Built-in_20_Normal">
      <style:text-properties fo:font-size="9pt" style:font-size-asian="9pt" style:font-size-complex="9pt"/>
    </style:style>
    <style:style style:name="ce22" style:family="table-cell" style:parent-style-name="Excel_20_Built-in_20_Normal">
      <style:table-cell-properties fo:background-color="#3982b8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Excel_20_Built-in_20_Normal">
      <style:table-cell-properties fo:background-color="#65a6d8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Excel_20_Built-in_20_Normal" style:data-style-name="N1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Excel_20_Built-in_20_Normal" style:data-style-name="N1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Excel_20_Built-in_20_Normal">
      <style:table-cell-properties fo:background-color="#68add4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3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" style:family="table-cell" style:parent-style-name="Excel_20_Built-in_20_Normal" style:data-style-name="N115">
      <style:table-cell-properties fo:background-color="#eeeee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5" style:family="table-cell" style:parent-style-name="Excel_20_Built-in_20_Normal" style:data-style-name="N115">
      <style:table-cell-properties fo:background-color="#eeeee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65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0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Excel_20_Built-in_20_Normal" style:data-style-name="N100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5" style:family="table-cell" style:parent-style-name="Excel_20_Built-in_20_Normal">
      <style:table-cell-properties fo:background-color="#65a6d8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Excel_20_Built-in_20_Normal" style:data-style-name="N1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Excel_20_Built-in_20_Normal">
      <style:table-cell-properties fo:background-color="#68add4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Excel_20_Built-in_20_Normal">
      <style:table-cell-properties fo:background-color="#68add4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4" style:family="table-cell" style:parent-style-name="Excel_20_Built-in_20_Normal" style:data-style-name="N115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5" style:family="table-cell" style:parent-style-name="Excel_20_Built-in_20_Normal" style:data-style-name="N115">
      <style:table-cell-properties fo:background-color="#68add4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6" style:family="table-cell" style:parent-style-name="Excel_20_Built-in_20_Normal" style:data-style-name="N115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5" style:family="table-cell" style:parent-style-name="Excel_20_Built-in_20_Normal">
      <style:table-cell-properties fo:background-color="#65a6d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6" style:family="table-cell" style:parent-style-name="Excel_20_Built-in_20_Normal" style:data-style-name="N11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7" style:family="table-cell" style:parent-style-name="Excel_20_Built-in_20_Normal" style:data-style-name="N115">
      <style:table-cell-properties fo:background-color="#68add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8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Excel_20_Built-in_20_Normal" style:data-style-name="N115">
      <style:table-cell-properties fo:background-color="#68add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0" style:family="table-cell" style:parent-style-name="Excel_20_Built-in_20_Normal" style:data-style-name="N115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Excel_20_Built-in_20_Normal" style:data-style-name="N115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4" style:family="table-cell" style:parent-style-name="Excel_20_Built-in_20_Normal" style:data-style-name="N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79baec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7" style:family="table-cell" style:parent-style-name="Excel_20_Built-in_20_Normal" style:data-style-name="N115">
      <style:table-cell-properties fo:background-color="#68add4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9" style:family="table-cell" style:parent-style-name="Excel_20_Built-in_20_Normal" style:data-style-name="N30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65cm" style:writing-mode="page"/>
    </style:style>
    <style:style style:name="ce83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style:direction="ltr" style:rotation-angle="0" style:rotation-align="none" style:shrink-to-fit="tru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5" style:family="table-cell" style:parent-style-name="Excel_20_Built-in_20_Normal" style:data-style-name="N115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Excel_20_Built-in_20_Normal" style:data-style-name="N115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 table:print-ranges="'Table 1'.A1:'Table 1'.G45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abídka - Fotovoltaické elektrárny č. 151222</text:p>
          </table:table-cell>
          <table:covered-table-cell table:number-columns-repeated="6" table:style-name="ce22"/>
          <table:table-cell table:style-name="ce19"/>
          <table:table-cell table:number-columns-repeated="1016"/>
        </table:table-row>
        <table:table-row table:style-name="ro2">
          <table:table-cell table:style-name="ce2"/>
          <table:table-cell table:style-name="ce23" table:number-columns-repeated="5"/>
          <table:table-cell table:style-name="ce75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3" table:number-rows-spanned="1">
            <text:p>P. </text:p>
          </table:table-cell>
          <table:covered-table-cell table:number-columns-repeated="2" table:style-name="ce103"/>
          <table:table-cell table:style-name="ce44" office:value-type="string" calcext:value-type="string">
            <text:p>Instalace:</text:p>
          </table:table-cell>
          <table:table-cell table:style-name="ce3" table:number-columns-spanned="3" table:number-rows-spanned="1"/>
          <table:covered-table-cell table:number-columns-repeated="2" table:style-name="ce64"/>
          <table:table-cell table:style-name="ce19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3" table:number-rows-spanned="1">
            <text:p>Celkový výkon elektrárny</text:p>
          </table:table-cell>
          <table:covered-table-cell table:number-columns-repeated="2" table:style-name="ce103"/>
          <table:table-cell table:style-name="ce45" office:value-type="string" calcext:value-type="string">
            <text:p>9,555</text:p>
          </table:table-cell>
          <table:table-cell table:style-name="ce103" office:value-type="string" calcext:value-type="string">
            <text:p>kWp</text:p>
          </table:table-cell>
          <table:table-cell table:style-name="ce18" table:number-columns-spanned="2" table:number-rows-spanned="1"/>
          <table:covered-table-cell table:style-name="ce38"/>
          <table:table-cell table:style-name="ce19"/>
          <table:table-cell table:number-columns-repeated="1016"/>
        </table:table-row>
        <table:table-row table:style-name="ro2">
          <table:table-cell table:style-name="ce4"/>
          <table:table-cell table:style-name="ce25" table:number-columns-repeated="5"/>
          <table:table-cell table:style-name="ce15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3" table:number-rows-spanned="1">
            <text:p>Materiál</text:p>
          </table:table-cell>
          <table:covered-table-cell table:number-columns-repeated="2" table:style-name="ce26"/>
          <table:table-cell table:style-name="ce125" office:value-type="string" calcext:value-type="string">
            <text:p>Množství</text:p>
          </table:table-cell>
          <table:table-cell table:style-name="ce125" office:value-type="string" calcext:value-type="string">
            <text:p>Cena bez DPH</text:p>
          </table:table-cell>
          <table:table-cell table:style-name="ce65" office:value-type="string" calcext:value-type="string" table:number-columns-spanned="2" table:number-rows-spanned="1">
            <text:p>Cena s DPH</text:p>
          </table:table-cell>
          <table:covered-table-cell table:style-name="ce125"/>
          <table:table-cell table:style-name="ce19"/>
          <table:table-cell office:value-type="string" calcext:value-type="string">
            <text:p>10 panelu min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Fotovoltaické panely PHONO SOLAR 455W</text:p>
          </table:table-cell>
          <table:covered-table-cell table:number-columns-repeated="2" table:style-name="ce27"/>
          <table:table-cell table:style-name="ce47" office:value-type="float" office:value="21" calcext:value-type="float">
            <text:p>21</text:p>
          </table:table-cell>
          <table:table-cell table:style-name="ce54" office:value-type="currency" office:currency="CZK" office:value="112493.6" calcext:value-type="currency">
            <text:p>112 493,60 Kč</text:p>
          </table:table-cell>
          <table:table-cell table:style-name="ce66" table:formula="of:=[.E7]*1.15" office:value-type="currency" office:currency="CZK" office:value="129367.64" calcext:value-type="currency" table:number-columns-spanned="2" table:number-rows-spanned="1">
            <text:p>129 367,64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CENA PANELU 4000</text:p>
          </table:table-cell>
          <table:table-cell office:value-type="string" calcext:value-type="string">
            <text:p>CCA ROZMER PANELU 2X1M</text:p>
          </table:table-cell>
          <table:table-cell table:number-columns-repeated="2"/>
          <table:table-cell office:value-type="string" calcext:value-type="string">
            <text:p>POČET PANELU DO 22 KS <text:s/>= 10kW STŘÍDAČ 450 PANEL STRIDAC 10000 TREBA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3" table:number-rows-spanned="1">
            <text:p>Střídač Solax X-3 Hybrid G4 10.0D</text:p>
          </table:table-cell>
          <table:covered-table-cell table:number-columns-repeated="2" table:style-name="ce27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69562.24" calcext:value-type="currency">
            <text:p>69 562,24 Kč</text:p>
          </table:table-cell>
          <table:table-cell table:style-name="ce66" table:formula="of:=[.E8]*1.15" office:value-type="currency" office:currency="CZK" office:value="79996.576" calcext:value-type="currency" table:number-columns-spanned="2" table:number-rows-spanned="1">
            <text:p>79 996,58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STŘÍDAČ 10kw 65000</text:p>
          </table:table-cell>
          <table:table-cell office:value-type="string" calcext:value-type="string">
            <text:p>15kw 75000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3" table:number-rows-spanned="1">
            <text:p>Bateriový modul Solax TRIPLE <text:s/>(2 x 5.8KWh) 11.6KWh</text:p>
          </table:table-cell>
          <table:covered-table-cell table:number-columns-repeated="2" table:style-name="ce28"/>
          <table:table-cell table:style-name="ce47" office:value-type="float" office:value="2" calcext:value-type="float">
            <text:p>2</text:p>
          </table:table-cell>
          <table:table-cell table:style-name="ce54" office:value-type="currency" office:currency="CZK" office:value="123255.84" calcext:value-type="currency">
            <text:p>123 255,84 Kč</text:p>
          </table:table-cell>
          <table:table-cell table:style-name="ce66" table:formula="of:=[.E9]*1.15" office:value-type="currency" office:currency="CZK" office:value="141744.216" calcext:value-type="currency" table:number-columns-spanned="2" table:number-rows-spanned="1">
            <text:p>141 744,22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Baterie stoji 1 kWh 12000</text:p>
          </table:table-cell>
          <table:table-cell office:value-type="string" calcext:value-type="string">
            <text:p>450 * 5500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3" table:number-rows-spanned="1">
            <text:p>měření zdarma - <text:s/>monitoring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1" calcext:value-type="currency">
            <text:p>1,00 Kč</text:p>
          </table:table-cell>
          <table:table-cell table:style-name="ce66" table:formula="of:=[.E10]*1.15" office:value-type="currency" office:currency="CZK" office:value="1.15" calcext:value-type="currency" table:number-columns-spanned="2" table:number-rows-spanned="1">
            <text:p>1,15 Kč</text:p>
          </table:table-cell>
          <table:covered-table-cell table:style-name="ce54"/>
          <table:table-cell table:style-name="ce19"/>
          <table:table-cell table:style-name="ce85" office:value-type="string" calcext:value-type="string">
            <text:p>fre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Přepěťové ochrany ABB – AC,DC typ I+II</text:p>
          </table:table-cell>
          <table:covered-table-cell table:number-columns-repeated="2" table:style-name="ce27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9906" calcext:value-type="currency">
            <text:p>9 906,00 Kč</text:p>
          </table:table-cell>
          <table:table-cell table:style-name="ce66" table:formula="of:=[.E11]*1.15" office:value-type="currency" office:currency="CZK" office:value="11391.9" calcext:value-type="currency" table:number-columns-spanned="2" table:number-rows-spanned="1">
            <text:p>11 391,90 Kč</text:p>
          </table:table-cell>
          <table:covered-table-cell table:style-name="ce54"/>
          <table:table-cell table:style-name="ce19"/>
          <table:table-cell table:style-name="ce85" office:value-type="string" calcext:value-type="string">
            <text:p>500 panel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Konstrukce panely + projekt K2</text:p>
          </table:table-cell>
          <table:covered-table-cell table:number-columns-repeated="2" table:style-name="ce28"/>
          <table:table-cell table:style-name="ce47" office:value-type="float" office:value="21" calcext:value-type="float">
            <text:p>21</text:p>
          </table:table-cell>
          <table:table-cell table:style-name="ce54" office:value-type="currency" office:currency="CZK" office:value="30982.4" calcext:value-type="currency">
            <text:p>30 982,40 Kč</text:p>
          </table:table-cell>
          <table:table-cell table:style-name="ce66" table:formula="of:=[.E12]*1.15" office:value-type="currency" office:currency="CZK" office:value="35629.76" calcext:value-type="currency" table:number-columns-spanned="2" table:number-rows-spanned="1">
            <text:p>35 629,76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2000 panel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Elektroinstalace rozvaděč AC / DC</text:p>
          </table:table-cell>
          <table:covered-table-cell table:number-columns-repeated="2" table:style-name="ce27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8604" calcext:value-type="currency">
            <text:p>8 604,00 Kč</text:p>
          </table:table-cell>
          <table:table-cell table:style-name="ce66" table:formula="of:=[.E13]*1.15" office:value-type="currency" office:currency="CZK" office:value="9894.6" calcext:value-type="currency" table:number-columns-spanned="2" table:number-rows-spanned="1">
            <text:p>9 894,60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500 panel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Elektro kabeláž, solární kabel, zemnící kabel</text:p>
          </table:table-cell>
          <table:covered-table-cell table:number-columns-repeated="2" table:style-name="ce27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6704" calcext:value-type="currency">
            <text:p>6 704,00 Kč</text:p>
          </table:table-cell>
          <table:table-cell table:style-name="ce66" table:formula="of:=[.E14]*1.15" office:value-type="currency" office:currency="CZK" office:value="7709.6" calcext:value-type="currency" table:number-columns-spanned="2" table:number-rows-spanned="1">
            <text:p>7 709,60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300 panel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Lišty pro vedení kabeláže</text:p>
          </table:table-cell>
          <table:covered-table-cell table:number-columns-repeated="2" table:style-name="ce27"/>
          <table:table-cell table:style-name="ce48" office:value-type="string" calcext:value-type="string">
            <text:p>1,5</text:p>
          </table:table-cell>
          <table:table-cell table:style-name="ce54" office:value-type="currency" office:currency="CZK" office:value="3467.1" calcext:value-type="currency">
            <text:p>3 467,10 Kč</text:p>
          </table:table-cell>
          <table:table-cell table:style-name="ce66" table:formula="of:=[.E15]*1.15" office:value-type="currency" office:currency="CZK" office:value="3987.165" calcext:value-type="currency" table:number-columns-spanned="2" table:number-rows-spanned="1">
            <text:p>3 987,17 Kč</text:p>
          </table:table-cell>
          <table:covered-table-cell table:style-name="ce54"/>
          <table:table-cell table:style-name="ce19"/>
          <table:table-cell table:style-name="ce85" office:value-type="string" calcext:value-type="string">
            <text:p>200 panel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Drobný materiál dutinky, oka, MC4 konektory</text:p>
          </table:table-cell>
          <table:covered-table-cell table:number-columns-repeated="2" table:style-name="ce27"/>
          <table:table-cell table:style-name="ce48" office:value-type="string" calcext:value-type="string">
            <text:p>1,5</text:p>
          </table:table-cell>
          <table:table-cell table:style-name="ce54" office:value-type="currency" office:currency="CZK" office:value="2971.8" calcext:value-type="currency">
            <text:p>2 971,80 Kč</text:p>
          </table:table-cell>
          <table:table-cell table:style-name="ce66" table:formula="of:=[.E16]*1.15" office:value-type="currency" office:currency="CZK" office:value="3417.57" calcext:value-type="currency" table:number-columns-spanned="2" table:number-rows-spanned="1">
            <text:p>3 417,57 Kč</text:p>
          </table:table-cell>
          <table:covered-table-cell table:style-name="ce54"/>
          <table:table-cell table:style-name="ce19"/>
          <table:table-cell table:style-name="ce85" office:value-type="string" calcext:value-type="string">
            <text:p>200 panel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3" table:number-rows-spanned="1">
            <text:p>Optimizér GNE Honeybee 1200</text:p>
          </table:table-cell>
          <table:covered-table-cell table:number-columns-repeated="2" table:style-name="ce29"/>
          <table:table-cell table:style-name="ce47" office:value-type="float" office:value="11" calcext:value-type="float">
            <text:p>11</text:p>
          </table:table-cell>
          <table:table-cell table:style-name="ce54" office:value-type="currency" office:currency="CZK" office:value="20541.22" calcext:value-type="currency">
            <text:p>20 541,22 Kč</text:p>
          </table:table-cell>
          <table:table-cell table:style-name="ce66" table:formula="of:=[.E17]*1.15" office:value-type="currency" office:currency="CZK" office:value="23622.403" calcext:value-type="currency" table:number-columns-spanned="2" table:number-rows-spanned="1">
            <text:p>23 622,40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Optimizér 1200kč/panel </text:p>
          </table:table-cell>
          <table:table-cell office:value-type="string" calcext:value-type="string">
            <text:p>volba hodi se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 table:number-columns-spanned="3" table:number-rows-spanned="1">
            <text:p>Wallbox ABL Basic 11KW</text:p>
          </table:table-cell>
          <table:covered-table-cell table:number-columns-repeated="2" table:style-name="ce29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14955.35" calcext:value-type="currency">
            <text:p>14 955,35 Kč</text:p>
          </table:table-cell>
          <table:table-cell table:style-name="ce66" table:formula="of:=[.E18]*1.15" office:value-type="currency" office:currency="CZK" office:value="17198.6525" calcext:value-type="currency" table:number-columns-spanned="2" table:number-rows-spanned="1">
            <text:p>17 198,65 Kč</text:p>
          </table:table-cell>
          <table:covered-table-cell table:style-name="ce54"/>
          <table:table-cell table:style-name="ce19"/>
          <table:table-cell table:style-name="ce54" office:value-type="string" calcext:value-type="string">
            <text:p>20000 volba</text:p>
          </table:table-cell>
          <table:table-cell office:value-type="string" calcext:value-type="string">
            <text:p>auta</text:p>
          </table:table-cell>
          <table:table-cell table:number-columns-repeated="1014"/>
        </table:table-row>
        <table:table-row table:style-name="ro5"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0"/>
          <table:table-cell table:style-name="ce47" office:value-type="float" office:value="0" calcext:value-type="float">
            <text:p>0</text:p>
          </table:table-cell>
          <table:table-cell table:style-name="ce54" office:value-type="currency" office:currency="CZK" office:value="0" calcext:value-type="currency">
            <text:p>0,00 Kč</text:p>
          </table:table-cell>
          <table:table-cell table:style-name="ce66" table:formula="of:=[.E19]*1.15" office:value-type="currency" office:currency="CZK" office:value="0" calcext:value-type="currency" table:number-columns-spanned="2" table:number-rows-spanned="1">
            <text:p>0,00 Kč</text:p>
          </table:table-cell>
          <table:covered-table-cell table:style-name="ce54"/>
          <table:table-cell table:style-name="ce19"/>
          <table:table-cell table:style-name="ce54"/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3" table:number-rows-spanned="1">
            <text:p>Celkem</text:p>
          </table:table-cell>
          <table:covered-table-cell table:number-columns-repeated="2" table:style-name="ce31"/>
          <table:table-cell table:style-name="ce49"/>
          <table:table-cell table:style-name="ce55" table:formula="of:=SUM([.E7:.E19])" office:value-type="currency" office:currency="CZK" office:value="403444.55" calcext:value-type="currency">
            <text:p>403 444,55 Kč</text:p>
          </table:table-cell>
          <table:table-cell table:style-name="ce67" table:formula="of:=SUM([.F7:.F19])" office:value-type="currency" office:currency="CZK" office:value="463961.2325" calcext:value-type="currency" table:number-columns-spanned="2" table:number-rows-spanned="1">
            <text:p>463 961,23 Kč</text:p>
          </table:table-cell>
          <table:covered-table-cell table:style-name="ce55"/>
          <table:table-cell table:style-name="ce19"/>
          <table:table-cell table:style-name="ce86"/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7" table:number-rows-spanned="1">
            <text:p>Práce</text:p>
          </table:table-cell>
          <table:covered-table-cell table:number-columns-repeated="6" table:style-name="ce32"/>
          <table:table-cell table:style-name="ce19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Elektropráce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14005" calcext:value-type="currency">
            <text:p>14 005,00 Kč</text:p>
          </table:table-cell>
          <table:table-cell table:style-name="ce66" table:formula="of:=[.E22]*1.15" office:value-type="currency" office:currency="CZK" office:value="16105.75" calcext:value-type="currency" table:number-columns-spanned="2" table:number-rows-spanned="1">
            <text:p>16 105,75 Kč</text:p>
          </table:table-cell>
          <table:covered-table-cell table:style-name="ce54"/>
          <table:table-cell table:style-name="ce19"/>
          <table:table-cell office:value-type="string" calcext:value-type="string">
            <text:p>700 panel</text:p>
          </table:table-cell>
          <table:table-cell office:value-type="string" calcext:value-type="string">
            <text:p>Min 15000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3" table:number-rows-spanned="1">
            <text:p>Střecha práce, konstrukce, panely</text:p>
          </table:table-cell>
          <table:covered-table-cell table:number-columns-repeated="2" table:style-name="ce27"/>
          <table:table-cell table:style-name="ce47" office:value-type="float" office:value="21" calcext:value-type="float">
            <text:p>21</text:p>
          </table:table-cell>
          <table:table-cell table:style-name="ce54" office:value-type="currency" office:currency="CZK" office:value="21400" calcext:value-type="currency">
            <text:p>21 400,00 Kč</text:p>
          </table:table-cell>
          <table:table-cell table:style-name="ce66" table:formula="of:=[.E23]*1.15" office:value-type="currency" office:currency="CZK" office:value="24610" calcext:value-type="currency" table:number-columns-spanned="2" table:number-rows-spanned="1">
            <text:p>24 610,00 Kč</text:p>
          </table:table-cell>
          <table:covered-table-cell table:style-name="ce54"/>
          <table:table-cell table:style-name="ce19"/>
          <table:table-cell office:value-type="string" calcext:value-type="string">
            <text:p>práce instalace panelů 2000kč /panel</text:p>
          </table:table-cell>
          <table:table-cell table:number-columns-repeated="1015"/>
        </table:table-row>
        <table:table-row table:style-name="ro3">
          <table:table-cell table:style-name="ce6" table:number-columns-spanned="3" table:number-rows-spanned="1"/>
          <table:covered-table-cell table:number-columns-repeated="2" table:style-name="ce27"/>
          <table:table-cell table:style-name="ce47" office:value-type="float" office:value="0" calcext:value-type="float">
            <text:p>0</text:p>
          </table:table-cell>
          <table:table-cell table:style-name="ce54" office:value-type="currency" office:currency="CZK" office:value="0" calcext:value-type="currency">
            <text:p>0,00 Kč</text:p>
          </table:table-cell>
          <table:table-cell table:style-name="ce66" table:formula="of:=[.E24]*1.15" office:value-type="currency" office:currency="CZK" office:value="0" calcext:value-type="currency" table:number-columns-spanned="2" table:number-rows-spanned="1">
            <text:p>0,00 Kč</text:p>
          </table:table-cell>
          <table:covered-table-cell table:style-name="ce54"/>
          <table:table-cell table:style-name="ce19"/>
          <table:table-cell table:number-columns-repeated="1016"/>
        </table:table-row>
        <table:table-row table:style-name="ro6"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0"/>
          <table:table-cell table:style-name="ce47" office:value-type="float" office:value="0" calcext:value-type="float">
            <text:p>0</text:p>
          </table:table-cell>
          <table:table-cell table:style-name="ce56" office:value-type="currency" office:currency="CZK" office:value="0" calcext:value-type="currency">
            <text:p>0,00 Kč</text:p>
          </table:table-cell>
          <table:table-cell table:style-name="ce66" table:formula="of:=[.E25]*1.15" office:value-type="currency" office:currency="CZK" office:value="0" calcext:value-type="currency" table:number-columns-spanned="2" table:number-rows-spanned="1">
            <text:p>0,00 Kč</text:p>
          </table:table-cell>
          <table:covered-table-cell table:style-name="ce54"/>
          <table:table-cell table:style-name="ce19"/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3" table:number-rows-spanned="1">
            <text:p>Celkem</text:p>
          </table:table-cell>
          <table:covered-table-cell table:number-columns-repeated="2" table:style-name="ce31"/>
          <table:table-cell table:style-name="ce49"/>
          <table:table-cell table:style-name="ce55" table:formula="of:=SUM([.E22:.E25])" office:value-type="currency" office:currency="CZK" office:value="35405" calcext:value-type="currency">
            <text:p>35 405,00 Kč</text:p>
          </table:table-cell>
          <table:table-cell table:style-name="ce67" table:formula="of:=SUM([.F22:.F25])" office:value-type="currency" office:currency="CZK" office:value="40715.75" calcext:value-type="currency" table:number-columns-spanned="2" table:number-rows-spanned="1">
            <text:p>40 715,75 Kč</text:p>
          </table:table-cell>
          <table:covered-table-cell table:style-name="ce55"/>
          <table:table-cell table:style-name="ce19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3" table:number-rows-spanned="1">
            <text:p>Služby</text:p>
          </table:table-cell>
          <table:covered-table-cell table:number-columns-repeated="2" table:style-name="ce33"/>
          <table:table-cell table:style-name="ce50"/>
          <table:table-cell table:style-name="ce57"/>
          <table:table-cell table:style-name="ce68" table:number-columns-spanned="2" table:number-rows-spanned="1"/>
          <table:covered-table-cell table:style-name="ce76"/>
          <table:table-cell table:style-name="ce19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Projekt, Vyřízení dotace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18890" calcext:value-type="currency">
            <text:p>18 890,00 Kč</text:p>
          </table:table-cell>
          <table:table-cell table:style-name="ce66" table:formula="of:=[.E28]*1.15" office:value-type="currency" office:currency="CZK" office:value="21723.5" calcext:value-type="currency" table:number-columns-spanned="2" table:number-rows-spanned="1">
            <text:p>21 723,50 Kč</text:p>
          </table:table-cell>
          <table:covered-table-cell table:style-name="ce54"/>
          <table:table-cell table:style-name="ce19"/>
          <table:table-cell office:value-type="string" calcext:value-type="string">
            <text:p>Volba 20000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 table:number-columns-spanned="3" table:number-rows-spanned="1">
            <text:p>Přihlášení na distributora sítě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5445" calcext:value-type="currency">
            <text:p>5 445,00 Kč</text:p>
          </table:table-cell>
          <table:table-cell table:style-name="ce66" table:formula="of:=[.E29]*1.15" office:value-type="currency" office:currency="CZK" office:value="6261.75" calcext:value-type="currency" table:number-columns-spanned="2" table:number-rows-spanned="1">
            <text:p>6 261,75 Kč</text:p>
          </table:table-cell>
          <table:covered-table-cell table:style-name="ce54"/>
          <table:table-cell table:style-name="ce19"/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 table:number-columns-spanned="3" table:number-rows-spanned="1">
            <text:p>Drobné náklady úprava sloupku hl. Jistič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2270" calcext:value-type="currency">
            <text:p>2 270,00 Kč</text:p>
          </table:table-cell>
          <table:table-cell table:style-name="ce66" table:formula="of:=[.E30]*1.15" office:value-type="currency" office:currency="CZK" office:value="2610.5" calcext:value-type="currency" table:number-columns-spanned="2" table:number-rows-spanned="1">
            <text:p>2 610,50 Kč</text:p>
          </table:table-cell>
          <table:covered-table-cell table:style-name="ce54"/>
          <table:table-cell table:style-name="ce19"/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 table:number-columns-spanned="3" table:number-rows-spanned="1">
            <text:p>Doprava materiálu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2350" calcext:value-type="currency">
            <text:p>2 350,00 Kč</text:p>
          </table:table-cell>
          <table:table-cell table:style-name="ce66" table:formula="of:=[.E31]*1.15" office:value-type="currency" office:currency="CZK" office:value="2702.5" calcext:value-type="currency" table:number-columns-spanned="2" table:number-rows-spanned="1">
            <text:p>2 702,50 Kč</text:p>
          </table:table-cell>
          <table:covered-table-cell table:style-name="ce54"/>
          <table:table-cell table:style-name="ce19"/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 table:number-columns-spanned="3" table:number-rows-spanned="1">
            <text:p>Revize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4810" calcext:value-type="currency">
            <text:p>4 810,00 Kč</text:p>
          </table:table-cell>
          <table:table-cell table:style-name="ce66" table:formula="of:=[.E32]*1.15" office:value-type="currency" office:currency="CZK" office:value="5531.5" calcext:value-type="currency" table:number-columns-spanned="2" table:number-rows-spanned="1">
            <text:p>5 531,50 Kč</text:p>
          </table:table-cell>
          <table:covered-table-cell table:style-name="ce54"/>
          <table:table-cell table:style-name="ce19"/>
          <table:table-cell office:value-type="string" calcext:value-type="string">
            <text:p>5k</text:p>
          </table:table-cell>
          <table:table-cell table:number-columns-repeated="1015"/>
        </table:table-row>
        <table:table-row table:style-name="ro3">
          <table:table-cell table:style-name="ce11" office:value-type="string" calcext:value-type="string" table:number-columns-spanned="3" table:number-rows-spanned="1">
            <text:p>Recyklační poplatek</text:p>
          </table:table-cell>
          <table:covered-table-cell table:number-columns-repeated="2" table:style-name="ce28"/>
          <table:table-cell table:style-name="ce47" office:value-type="float" office:value="1" calcext:value-type="float">
            <text:p>1</text:p>
          </table:table-cell>
          <table:table-cell table:style-name="ce54" office:value-type="currency" office:currency="CZK" office:value="208.28" calcext:value-type="currency">
            <text:p>208,28 Kč</text:p>
          </table:table-cell>
          <table:table-cell table:style-name="ce66" table:formula="of:=[.E33]*1.15" office:value-type="currency" office:currency="CZK" office:value="239.522" calcext:value-type="currency" table:number-columns-spanned="2" table:number-rows-spanned="1">
            <text:p>239,52 Kč</text:p>
          </table:table-cell>
          <table:covered-table-cell table:style-name="ce54"/>
          <table:table-cell table:style-name="ce19"/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3"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0"/>
          <table:table-cell table:style-name="ce47" office:value-type="float" office:value="0" calcext:value-type="float">
            <text:p>0</text:p>
          </table:table-cell>
          <table:table-cell table:style-name="ce54" office:value-type="currency" office:currency="CZK" office:value="0" calcext:value-type="currency">
            <text:p>0,00 Kč</text:p>
          </table:table-cell>
          <table:table-cell table:style-name="ce66" table:formula="of:=[.E34]*1.15" office:value-type="currency" office:currency="CZK" office:value="0" calcext:value-type="currency" table:number-columns-spanned="2" table:number-rows-spanned="1">
            <text:p>0,00 Kč</text:p>
          </table:table-cell>
          <table:covered-table-cell table:style-name="ce54"/>
          <table:table-cell table:style-name="ce19"/>
          <table:table-cell office:value-type="string" calcext:value-type="string">
            <text:p>bez dane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3" table:number-rows-spanned="1">
            <text:p>Celkem</text:p>
          </table:table-cell>
          <table:covered-table-cell table:number-columns-repeated="2" table:style-name="ce31"/>
          <table:table-cell table:style-name="ce51"/>
          <table:table-cell table:style-name="ce55" table:formula="of:=SUM([.E28:.E34])" office:value-type="currency" office:currency="CZK" office:value="33973.28" calcext:value-type="currency">
            <text:p>33 973,28 Kč</text:p>
          </table:table-cell>
          <table:table-cell table:style-name="ce69" table:formula="of:=SUM([.F28:.F34])" office:value-type="currency" office:currency="CZK" office:value="39069.272" calcext:value-type="currency" table:number-columns-spanned="2" table:number-rows-spanned="1">
            <text:p>39 069,27 Kč</text:p>
          </table:table-cell>
          <table:covered-table-cell table:style-name="ce77"/>
          <table:table-cell table:style-name="ce19"/>
          <table:table-cell table:number-columns-repeated="1016"/>
        </table:table-row>
        <table:table-row table:style-name="ro3">
          <table:table-cell table:style-name="ce13" office:value-type="string" calcext:value-type="string">
            <text:p>Smluvená cena s DPH</text:p>
          </table:table-cell>
          <table:table-cell table:style-name="ce34" table:formula="of:=[.F20]+[.F26]+[.F35]" office:value-type="currency" office:currency="CZK" office:value="543746.2545" calcext:value-type="currency">
            <text:p>543 746,25 Kč</text:p>
          </table:table-cell>
          <table:table-cell table:style-name="ce120"/>
          <table:table-cell table:style-name="ce52" office:value-type="string" calcext:value-type="string" table:number-columns-spanned="2" table:number-rows-spanned="1">
            <text:p>Dotace</text:p>
          </table:table-cell>
          <table:covered-table-cell table:style-name="ce120"/>
          <table:table-cell table:style-name="ce70" office:value-type="currency" office:currency="CZK" office:value="245000" calcext:value-type="currency" table:number-columns-spanned="2" table:number-rows-spanned="1">
            <text:p>245 000,00 Kč</text:p>
          </table:table-cell>
          <table:covered-table-cell table:style-name="ce35"/>
          <table:table-cell table:style-name="ce19"/>
          <table:table-cell office:value-type="string" calcext:value-type="string">
            <text:p>50 % max 200k</text:p>
          </table:table-cell>
          <table:table-cell table:style-name="ce18" table:number-columns-spanned="2" table:number-rows-spanned="1"/>
          <table:covered-table-cell table:style-name="ce38"/>
          <table:table-cell table:number-columns-repeated="1013"/>
        </table:table-row>
        <table:table-row table:style-name="ro3">
          <table:table-cell table:style-name="ce14" office:value-type="string" calcext:value-type="string">
            <text:p>Smluvená cena bez DPH</text:p>
          </table:table-cell>
          <table:table-cell table:style-name="ce35" table:formula="of:=[.E20]+[.E26]+[.E35]" office:value-type="currency" office:currency="CZK" office:value="472822.83" calcext:value-type="currency">
            <text:p>472 822,83 Kč</text:p>
          </table:table-cell>
          <table:table-cell table:style-name="ce120"/>
          <table:table-cell table:style-name="ce53" office:value-type="string" calcext:value-type="string" table:number-columns-spanned="2" table:number-rows-spanned="1">
            <text:p>Cena po odečtení dotace s DPH</text:p>
          </table:table-cell>
          <table:covered-table-cell table:style-name="ce58"/>
          <table:table-cell table:style-name="ce71" table:formula="of:=[.B36]-[.F36]" office:value-type="currency" office:currency="CZK" office:value="298746.2545" calcext:value-type="currency" table:number-columns-spanned="2" table:number-rows-spanned="1">
            <text:p>298 746,25 Kč</text:p>
          </table:table-cell>
          <table:covered-table-cell table:style-name="ce34"/>
          <table:table-cell table:style-name="ce19"/>
          <table:table-cell/>
          <table:table-cell table:style-name="ce18" table:number-columns-spanned="2" table:number-rows-spanned="1"/>
          <table:covered-table-cell table:style-name="ce38"/>
          <table:table-cell table:number-columns-repeated="1013"/>
        </table:table-row>
        <table:table-row table:style-name="ro7">
          <table:table-cell table:style-name="ce4" table:number-columns-repeated="5"/>
          <table:table-cell table:style-name="ce72"/>
          <table:table-cell table:style-name="ce78"/>
          <table:table-cell table:style-name="ce19"/>
          <table:table-cell table:number-columns-repeated="1016"/>
        </table:table-row>
        <table:table-row table:style-name="ro3">
          <table:table-cell table:style-name="ce15"/>
          <table:table-cell table:style-name="ce36" table:number-columns-repeated="3"/>
          <table:table-cell table:style-name="ce59" office:value-type="string" calcext:value-type="string" table:number-columns-spanned="3" table:number-rows-spanned="1">
            <text:p>DORSIMA s.r.o. </text:p>
          </table:table-cell>
          <table:covered-table-cell table:number-columns-repeated="2" table:style-name="ce73"/>
          <table:table-cell table:style-name="ce80"/>
          <table:table-cell table:number-columns-repeated="1016"/>
        </table:table-row>
        <table:table-row table:style-name="ro3">
          <table:table-cell table:style-name="ce15"/>
          <table:table-cell table:style-name="ce37" table:number-columns-repeated="3"/>
          <table:table-cell table:style-name="ce139" office:value-type="string" calcext:value-type="string" table:number-columns-spanned="3" table:number-rows-spanned="1">
            <text:p>Vlastimil Zíka – jednatel</text:p>
          </table:table-cell>
          <table:covered-table-cell table:number-columns-repeated="2" table:style-name="ce122"/>
          <table:table-cell table:style-name="ce81"/>
          <table:table-cell table:number-columns-repeated="1016"/>
        </table:table-row>
        <table:table-row table:style-name="ro3">
          <table:table-cell table:style-name="ce15" office:value-type="string" calcext:value-type="string">
            <text:p>Doba realizace do 12 měsíců od podpisu smlouvy</text:p>
          </table:table-cell>
          <table:table-cell table:style-name="ce37" table:number-columns-repeated="3"/>
          <table:table-cell table:style-name="ce61" office:value-type="string" calcext:value-type="string" table:number-columns-spanned="3" table:number-rows-spanned="1">
            <text:p>+420 608 473 703</text:p>
          </table:table-cell>
          <table:covered-table-cell table:number-columns-repeated="2" table:style-name="ce74"/>
          <table:table-cell table:style-name="ce81"/>
          <table:table-cell table:number-columns-repeated="1016"/>
        </table:table-row>
        <table:table-row table:style-name="ro3">
          <table:table-cell table:style-name="ce16" office:value-type="string" calcext:value-type="string" table:number-columns-spanned="2" table:number-rows-spanned="2">
            <text:p>DORSIMA s.r.o. </text:p>
          </table:table-cell>
          <table:covered-table-cell table:style-name="ce96"/>
          <table:table-cell table:style-name="ce42" table:number-columns-repeated="2"/>
          <table:table-cell table:style-name="ce62" office:value-type="string" calcext:value-type="string" table:number-columns-spanned="3" table:number-rows-spanned="1">
            <text:p><text:a xlink:href="mailto:Solar1@centrum.cz" xlink:type="simple">Solar1@centrum.cz</text:a></text:p>
          </table:table-cell>
          <table:covered-table-cell table:number-columns-repeated="2" table:style-name="ce142"/>
          <table:table-cell table:style-name="ce82"/>
          <table:table-cell table:number-columns-repeated="1016"/>
        </table:table-row>
        <table:table-row table:style-name="ro3">
          <table:covered-table-cell table:number-columns-repeated="2" table:style-name="ce96"/>
          <table:table-cell table:style-name="ce42" table:number-columns-repeated="2"/>
          <table:table-cell table:style-name="ce142"/>
          <table:table-cell table:number-columns-repeated="2"/>
          <table:table-cell table:style-name="ce82"/>
          <table:table-cell table:number-columns-repeated="1016"/>
        </table:table-row>
        <table:table-row table:style-name="ro8">
          <table:table-cell table:style-name="ce18" office:value-type="string" calcext:value-type="string" table:number-columns-spanned="2" table:number-rows-spanned="1">
            <text:p>IČO: 04501616</text:p>
          </table:table-cell>
          <table:covered-table-cell table:style-name="ce38"/>
          <table:table-cell table:style-name="ce122" table:number-columns-repeated="2"/>
          <table:table-cell table:style-name="ce139" office:value-type="string" calcext:value-type="string" table:number-columns-spanned="2" table:number-rows-spanned="1">
            <text:p>Datum nabídky:</text:p>
          </table:table-cell>
          <table:covered-table-cell table:style-name="ce122"/>
          <table:table-cell table:style-name="ce79" office:value-type="date" office:date-value="2022-12-28" calcext:value-type="date">
            <text:p>28. 12. 2022</text:p>
          </table:table-cell>
          <table:table-cell table:style-name="ce83"/>
          <table:table-cell table:number-columns-repeated="1016"/>
        </table:table-row>
        <table:table-row table:style-name="ro3">
          <table:table-cell table:style-name="ce18" office:value-type="string" calcext:value-type="string" table:number-columns-spanned="2" table:number-rows-spanned="1">
            <text:p>DIČ: CZ04501616</text:p>
          </table:table-cell>
          <table:covered-table-cell table:style-name="ce38"/>
          <table:table-cell table:style-name="ce122" table:number-columns-repeated="2"/>
          <table:table-cell table:style-name="ce139" office:value-type="string" calcext:value-type="string" table:number-columns-spanned="2" table:number-rows-spanned="1">
            <text:p>Platnost nabídky:</text:p>
          </table:table-cell>
          <table:covered-table-cell table:style-name="ce122"/>
          <table:table-cell table:style-name="ce122" office:value-type="string" calcext:value-type="string">
            <text:p>30 dní</text:p>
          </table:table-cell>
          <table:table-cell table:style-name="ce84"/>
          <table:table-cell table:number-columns-repeated="1016"/>
        </table:table-row>
        <table:table-row table:style-name="ro3">
          <table:table-cell table:style-name="ce19" table:number-columns-repeated="8"/>
          <table:table-cell table:number-columns-repeated="1016"/>
        </table:table-row>
        <table:table-row table:style-name="ro3">
          <table:table-cell table:style-name="ce20" office:value-type="string" calcext:value-type="string" table:number-columns-spanned="8" table:number-rows-spanned="1">
            <text:p>Instalace konstrukcí, FV panelů a optimizérů do 45 dní od podpisu smlouvy</text:p>
          </table:table-cell>
          <table:covered-table-cell table:number-columns-repeated="7" table:style-name="ce39"/>
          <table:table-cell table:number-columns-repeated="1016"/>
        </table:table-row>
        <table:table-row table:style-name="ro3">
          <table:table-cell table:style-name="ce21" office:value-type="string" calcext:value-type="string" table:number-columns-spanned="8" table:number-rows-spanned="1">
            <text:p>Záloha týden před instalací 35% po instalaci 30% z ceny díla</text:p>
          </table:table-cell>
          <table:covered-table-cell table:number-columns-repeated="7" table:style-name="ce40"/>
          <table:table-cell table:number-columns-repeated="1016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Table 1'.$A$1" table:cell-range-address="$'Table 1'.$A$1:.$G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s" fo:country="CZ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date-style style:name="N116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16">
      <number:text-content/>
      <style:map style:condition="value()&lt;=1.7976931348623157E+308" style:apply-style-name="N116P0"/>
    </number:text-style>
    <number:number-style style:name="N10115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15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15P0"/>
    </number:number-style>
    <number:number-style style:name="N10116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16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16P0"/>
    </number:number-style>
    <number:number-style style:name="N10118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8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8P0"/>
    </number:number-style>
    <number:number-style style:name="N10119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9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9P0"/>
    </number:number-style>
    <number:date-style style:name="N10120" number:language="cs" number:country="CZ">
      <number:day/>
      <number:text>.</number:text>
      <number:month number:textual="true"/>
      <number:text>.</number:text>
      <number:year/>
    </number:date-style>
    <number:date-style style:name="N10121" number:language="cs" number:country="CZ">
      <number:day/>
      <number:text>.</number:text>
      <number:month number:textual="true"/>
    </number:date-style>
    <number:date-style style:name="N10122" number:language="cs" number:country="CZ">
      <number:month number:textual="true"/>
      <number:text>.</number:text>
      <number:year/>
    </number:date-style>
    <number:time-style style:name="N10123" number:language="cs" number:country="CZ">
      <number:hours/>
      <number:text>:</number:text>
      <number:minutes number:style="long"/>
      <number:text> </number:text>
      <number:am-pm/>
    </number:time-style>
    <number:time-style style:name="N10124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cs" number:country="CZ">
      <number:hours/>
      <number:text>:</number:text>
      <number:minutes number:style="long"/>
    </number:time-style>
    <number:time-style style:name="N10126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7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9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30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0P0"/>
    </number:number-style>
    <number:number-style style:name="N10132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32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3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33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7P0" style:volatile="true" number:language="cs" number:country="CZ">
      <number:text> </number:text>
      <number:number number:decimal-places="0" number:min-decimal-places="0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0" number:min-decimal-places="0" number:min-integer-digits="1" number:grouping="true"/>
      <number:text>      </number:text>
    </number:number-style>
    <number:number-style style:name="N10137P2" style:volatile="true" number:language="cs" number:country="CZ">
      <number:text> -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0" number:min-decimal-places="0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0" number:min-decimal-places="0" number:min-integer-digits="1" number:grouping="true"/>
      <number:text> Kč </number:text>
    </number:number-style>
    <number:number-style style:name="N10141P2" style:volatile="true" number:language="cs" number:country="CZ">
      <number:text> -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cs" number:country="CZ">
      <number:text> </number:text>
      <number:number number:decimal-places="2" number:min-decimal-places="2" number:min-integer-digits="1" number:grouping="true"/>
      <number:text>      </number:text>
    </number:number-style>
    <number:number-style style:name="N10145P1" style:volatile="true" number:language="cs" number:country="CZ">
      <number:text>-</number:text>
      <number:number number:decimal-places="2" number:min-decimal-places="2" number:min-integer-digits="1" number:grouping="true"/>
      <number:text>      </number:text>
    </number:number-style>
    <number:number-style style:name="N10145P2" style:volatile="true" number:language="cs" number:country="CZ">
      <number:text>-</number:text>
      <number:number number:decimal-places="0" number:min-decimal-places="0" number:min-integer-digits="0"/>
      <number:text>      </number:text>
    </number:number-style>
    <number:text-style style:name="N10145" number:language="cs" number:country="CZ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cs" number:country="CZ">
      <number:text> </number:text>
      <number:number number:decimal-places="2" number:min-decimal-places="2" number:min-integer-digits="1" number:grouping="true"/>
      <number:text> Kč </number:text>
    </number:number-style>
    <number:number-style style:name="N10149P1" style:volatile="true" number:language="cs" number:country="CZ">
      <number:text>-</number:text>
      <number:number number:decimal-places="2" number:min-decimal-places="2" number:min-integer-digits="1" number:grouping="true"/>
      <number:text> Kč </number:text>
    </number:number-style>
    <number:number-style style:name="N10149P2" style:volatile="true" number:language="cs" number:country="CZ">
      <number:text>-</number:text>
      <number:number number:decimal-places="0" number:min-decimal-places="0" number:min-integer-digits="0"/>
      <number:text> Kč </number:text>
    </number:number-style>
    <number:text-style style:name="N10149" number:language="cs" number:country="CZ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cs" number:country="CZ">
      <number:minutes number:style="long"/>
      <number:text>:</number:text>
      <number:seconds number:style="long"/>
    </number:time-style>
    <number:time-style style:name="N10151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cs" number:country="CZ">
      <number:minutes number:style="long"/>
      <number:text>:</number:text>
      <number:seconds number:style="long" number:decimal-places="1"/>
    </number:time-style>
    <number:number-style style:name="N10153" number:language="cs" number:country="CZ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Times New Roman" fo:font-family="'Times New Roman'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.00.0000</text:date>, <text:time style:data-style-name="N2" text:time-value="10:42:06.426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11:06:31.384000000</dc:date>
    <meta:generator>LibreOffice/7.5.3.2$Windows_X86_64 LibreOffice_project/9f56dff12ba03b9acd7730a5a481eea045e468f3</meta:generator>
    <meta:editing-duration>PT4H53M57S</meta:editing-duration>
    <meta:editing-cycles>4</meta:editing-cycles>
    <meta:document-statistic meta:table-count="1" meta:cell-count="168" meta:object-count="0"/>
  </office:meta>
</office:document-meta>
</file>